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8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none" svg:stroke-width="0cm" draw:fill-color="#808000" draw:shadow="hidden" dr3d:depth="0.449cm" dr3d:close-front="true" dr3d:close-back="true" dr3d:texture-generation-mode-x="parallel" dr3d:texture-generation-mode-y="parallel"/>
    </style:style>
    <style:style style:name="gr5" style:family="graphic" style:parent-style-name="standard">
      <style:graphic-properties draw:fill-color="#800000" draw:textarea-horizontal-align="justify" draw:textarea-vertical-align="middle" draw:auto-grow-height="false"/>
    </style:style>
    <style:style style:name="gr6" style:family="graphic" style:parent-style-name="standard">
      <style:graphic-properties draw:fill-color="#00008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1cm" svg:x="4.5cm" svg:y="2.8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1cm" svg:height="1cm" svg:x="5cm" svg:y="2.0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3d:scene draw:style-name="gr3" svg:width="2cm" svg:height="1cm" svg:x="2.5cm" svg:y="2.834cm" dr3d:transform="matrix (1 0 0 0 0.939692620785931 0.342020143325607 0 -0.342020143325607 0.939692620785931 -4.2505cm 5.71540909320258cm 1.84133087665886cm)" dr3d:vrp="(0 0 7594.71428571429)" dr3d:vpn="(0 0 7145.71428571429)" dr3d:projection="perspective" dr3d:distance="0.449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4" draw:layer="layout" svg:viewBox="3000 -6501 2501 1001" svg:d="m3000-5750h1875v250l626-500-626-501v251h-1875zm0 750zm2501-1001z"/>
        </dr3d:scene>
        <draw:custom-shape draw:style-name="gr1" draw:text-style-name="P1" draw:layer="layout" svg:width="2cm" svg:height="1cm" svg:x="0.5cm" svg:y="0.8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draw:layer="layout" svg:width="1cm" svg:height="1cm" svg:x="1cm" svg:y="0.0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cm" svg:height="1cm" svg:x="0.5cm" svg:y="2.79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1cm" svg:height="1cm" svg:x="1cm" svg:y="2.02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2cm" svg:height="1cm" svg:x="0.5cm" svg:y="4.83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" draw:text-style-name="P1" draw:layer="layout" svg:width="1cm" svg:height="1cm" svg:x="1cm" svg:y="4.06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10T00:10:46</meta:creation-date>
    <dc:date>2010-04-10T00:29:42</dc:date>
    <meta:editing-duration>PT00H18M59S</meta:editing-duration>
    <meta:editing-cycles>4</meta:editing-cycles>
    <meta:generator>OpenOffice.org/3.2$Linux OpenOffice.org_project/320m12$Build-9483</meta:generator>
    <meta:document-statistic meta:object-count="10"/>
  </office:meta>
</office:document-meta>
</file>